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table:style-name="Default" table:number-columns-repeated="77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12" office:value-type="string" calcext:value-type="string">
            <text:p>Connection established</text:p>
          </table:table-cell>
          <table:table-cell table:style-name="ce7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eck current depth with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eck current depth without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Check flow rat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log file siz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8" office:value-type="string" calcext:value-type="string">
            <text:p>Upload log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pload activity lo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pload confi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pload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et curren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e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pdate confi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lear contents of data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lear contents of activity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lear contents of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set the devic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18"/>
          <table:table-cell table:number-columns-repeated="1022"/>
        </table:table-row>
        <table:table-row table:style-name="ro1" table:number-rows-repeated="6">
          <table:table-cell/>
          <table:table-cell table:style-name="ce19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18"/>
          <table:table-cell table:number-columns-repeated="1022"/>
        </table:table-row>
        <table:table-row table:style-name="ro1" table:number-rows-repeated="6">
          <table:table-cell/>
          <table:table-cell table:style-name="ce19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 codes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nInterv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depthOffse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depthSamplingCoun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alertRecipientsCoun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alertRecipient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18"/>
          <table:table-cell table:number-columns-repeated="1022"/>
        </table:table-row>
        <table:table-row table:style-name="ro1" table:number-rows-repeated="6">
          <table:table-cell/>
          <table:table-cell table:style-name="ce19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 Log Code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 On standard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n while connected to ap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Unsuccessful power on</text:p>
          </table:table-cell>
          <table:table-cell table:number-columns-repeated="1022"/>
        </table:table-row>
        <table:table-row table:style-name="ro1" table:number-rows-repeated="6">
          <table:table-cell/>
          <table:table-cell table:style-name="ce18"/>
          <table:table-cell table:number-columns-repeated="1022"/>
        </table:table-row>
        <table:table-row table:style-name="ro1" table:number-rows-repeated="6">
          <table:table-cell/>
          <table:table-cell table:style-name="ce19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3:50:14.445301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20-01-21T20:59:44.701534321</dc:date>
    <meta:editing-duration>P2DT16H18M</meta:editing-duration>
    <meta:editing-cycles>56</meta:editing-cycles>
    <meta:document-statistic meta:table-count="5" meta:cell-count="99" meta:object-count="0"/>
  </office:meta>
</office:document-meta>
</file>